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2dc" officeooo:paragraph-rsid="001fa2dc"/>
    </style:style>
    <style:style style:name="P2" style:family="paragraph" style:parent-style-name="Standard">
      <style:text-properties officeooo:rsid="00207220" officeooo:paragraph-rsid="00207220"/>
    </style:style>
    <style:style style:name="P3" style:family="paragraph" style:parent-style-name="Standard">
      <style:text-properties officeooo:rsid="0022051c" officeooo:paragraph-rsid="0022051c"/>
    </style:style>
    <style:style style:name="P4" style:family="paragraph" style:parent-style-name="Standard">
      <style:text-properties officeooo:rsid="002555e0" officeooo:paragraph-rsid="002555e0"/>
    </style:style>
    <style:style style:name="P5" style:family="paragraph" style:parent-style-name="Standard">
      <style:text-properties officeooo:rsid="0026b0a7" officeooo:paragraph-rsid="0026b0a7"/>
    </style:style>
    <style:style style:name="P6" style:family="paragraph" style:parent-style-name="Standard">
      <style:text-properties officeooo:rsid="0026cfde" officeooo:paragraph-rsid="002555e0"/>
    </style:style>
    <style:style style:name="P7" style:family="paragraph" style:parent-style-name="Standard">
      <style:text-properties officeooo:rsid="0028aa98" officeooo:paragraph-rsid="0028aa98"/>
    </style:style>
    <style:style style:name="P8" style:family="paragraph" style:parent-style-name="Standard">
      <style:text-properties officeooo:rsid="001fa2dc" officeooo:paragraph-rsid="001fa2dc"/>
    </style:style>
    <style:style style:name="T1" style:family="text">
      <style:text-properties officeooo:rsid="0022051c"/>
    </style:style>
    <style:style style:name="T2" style:family="text">
      <style:text-properties officeooo:rsid="002555e0"/>
    </style:style>
    <style:style style:name="T3" style:family="text">
      <style:text-properties officeooo:rsid="0026b0a7"/>
    </style:style>
    <style:style style:name="T4" style:family="text">
      <style:text-properties officeooo:rsid="0026c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 Planner</text:p>
      <text:p text:style-name="P1"/>
      <text:p text:style-name="P7">objective: create an easy interface that automatically schedules your day/week/month’s worth of events and goals to maximize productive time and achieve goals in a stress-free, time-disciplined way</text:p>
      <text:p text:style-name="P1"/>
      <text:p text:style-name="P2">Features:</text:p>
      <text:p text:style-name="P2"><text:tab/>create a list of moments (moments are things you want to do in a week but the time can vary, ie <text:tab/><text:tab/><text:tab/>doing laundry or going to the gym)</text:p>
      <text:p text:style-name="P2"><text:tab/>define when moments are legal (ie mon-fri 9-5)</text:p>
      <text:p text:style-name="P2"><text:tab/>define how long moments last</text:p>
      <text:p text:style-name="P2"><text:tab/>define how often a moment should happen per week</text:p>
      <text:p text:style-name="P2"><text:tab/>define how much time needs to pass between a moment repeating</text:p>
      <text:p text:style-name="P2"><text:tab/>create commitments <text:span text:style-name="T1">(scheduled events that cannot be changed, ie appointments or work)</text:span></text:p>
      <text:p text:style-name="P3"><text:tab/>customizable notification system (per item or use a general default)</text:p>
      <text:p text:style-name="P3"><text:tab/>App schedules moments around commitments </text:p>
      <text:p text:style-name="P3"><text:tab/>items are taggable with things like ‘household’, ‘work’, or ‘health’</text:p>
      <text:p text:style-name="P3"><text:tab/>items may contain organizational things like check lists or running total calculators, for use with <text:tab/><text:tab/>things like a shopping list</text:p>
      <text:p text:style-name="P3"><text:tab/>bills can be inputed on due dates with payment details and options</text:p>
      <text:p text:style-name="P3"><text:tab/><text:span text:style-name="T2">add paydays to get a notification to add money to your budget</text:span></text:p>
      <text:p text:style-name="P3"><text:tab/>has a running budget tracker, add money to household budget and money is deducted on bill due <text:tab/><text:tab/>dates and when items with a cost associated to them pass</text:p>
      <text:p text:style-name="P3"><text:tab/><text:span text:style-name="T2">tag locations for items with link to directions</text:span></text:p>
      <text:p text:style-name="P4"><text:tab/>color code items for visual organization (eg color assigned to member of family <text:span text:style-name="T3">or tag</text:span>)</text:p>
      <text:p text:style-name="P4"><text:tab/><text:span text:style-name="T3">master view to coordinate multiple schedules (ie mom is at work but daughter needs a ride to <text:tab/>school, dad is off so he is scheduled for driving)</text:span></text:p>
      <text:p text:style-name="P5"><text:tab/>create multiple people to schedule</text:p>
      <text:p text:style-name="P5"><text:tab/>enter number of cars in household</text:p>
      <text:p text:style-name="P5"><text:tab/>tracks time between items to schedule commuting time</text:p>
      <text:p text:style-name="P5"><text:tab/><text:span text:style-name="T4">schedule is modified as commitments are added</text:span></text:p>
      <text:p text:style-name="P3"><text:tab/></text:p>
      <text:p text:style-name="P4">eg items</text:p>
      <text:p text:style-name="P4"/>
      <text:p text:style-name="P4">moments:</text:p>
      <text:p text:style-name="P4">gym, 2x per week, 2hrs each, at least a day in between occurrences, tue-thu 5pm-8pm sat 10-8 not sunday</text:p>
      <text:p text:style-name="P4">grocery shopping, once per week, 2 hrs, $150 budget, list of groceries</text:p>
      <text:p text:style-name="P4">laundry, $10, 2x per week, 12am-5am</text:p>
      <text:p text:style-name="P4"/>
      <text:p text:style-name="P4">commitments:</text:p>
      <text:p text:style-name="P4">dr appointment, 7/1 @ 12pm, $20 copay, [location of dr office]</text:p>
      <text:p text:style-name="P4">work, mon-fri, 9-5, [work location]</text:p>
      <text:p text:style-name="P4"/>
      <text:p text:style-name="P4">payday:</text:p>
      <text:p text:style-name="P4">biweekly fridays starting 7/1</text:p>
      <text:p text:style-name="P4"/>
      <text:p text:style-name="P4">bills:</text:p>
      <text:p text:style-name="P4">rent, due 7/1, $1000</text:p>
      <text:p text:style-name="P4"/>
      <text:p text:style-name="P6"><text:soft-page-break/>the scheduler measures all these things and schedules them around everyone. Then offers suggestions if some things don't fit, like shave a ½ hr at the gym one week.</text:p>
      <text:p text:style-name="P6"/>
      <text:p text:style-name="P7">Visual Theme:</text:p>
      <text:p text:style-name="P7">whole theme revolves around post-its, tape up notes, and pinned paper on corkboard. Bright colors are inviting and decorate the scene.</text:p>
      <text:p text:style-name="P7"/>
      <text:p text:style-name="P7">Premium ideas:</text:p>
      <text:p text:style-name="P7">merge schedules</text:p>
      <text:p text:style-name="P7">schedule vehicles</text:p>
      <text:p text:style-name="P7">corporate licensing</text:p>
      <text:p text:style-name="P7">track expenses</text:p>
      <text:p text:style-name="P7">themes (colored pins, stickers, paper patter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34:18.978387498</meta:creation-date>
    <dc:date>2017-06-26T00:04:29.298171049</dc:date>
    <meta:editing-duration>PT14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411" meta:character-count="2501" meta:non-whitespace-character-count="2104"/>
  </office:meta>
</office:document-meta>
</file>